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9500000053A903DF8F7825AAAD.png" manifest:media-type="image/png"/>
  <manifest:file-entry manifest:full-path="Pictures/1000000000000104000000533D98ED8E55A5E59B.png" manifest:media-type="image/png"/>
  <manifest:file-entry manifest:full-path="Pictures/100000000000011600000053C158F3A9BE5D5D2D.png" manifest:media-type="image/png"/>
  <manifest:file-entry manifest:full-path="Pictures/10000000000000F400000053FAAE7BF266AA816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Ultrafine_20_Dotted_20__28_var_29_" svg:stroke-width="0.025cm" svg:stroke-color="#b2b2b2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otted_20__28_var_29_" svg:stroke-width="0.025cm" svg:stroke-color="#999999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svg:stroke-color="#0000ff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svg:stroke-color="#00ff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dash" draw:stroke-dash="Fine_20_Dashed" svg:stroke-width="0.025cm" svg:stroke-color="#111111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8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808000" loext:opacity="100%" loext:color-lum-mod="100%" loext:color-lum-off="0%" fo:font-size="9pt" style:font-size-asian="9pt" style:font-size-complex="9pt"/>
    </style:style>
    <style:style style:name="P5" style:family="paragraph">
      <style:paragraph-properties fo:text-align="center"/>
    </style:style>
    <style:style style:name="T1" style:family="text">
      <style:text-properties fo:color="#808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67cm" svg:y1="1.009cm" svg:x2="1.267cm" svg:y2="6.645cm">
          <text:p/>
        </draw:line>
        <draw:line draw:style-name="gr1" draw:text-style-name="P1" draw:layer="layout" svg:x1="0.492cm" svg:y1="6.362cm" svg:x2="6.977cm" svg:y2="6.362cm">
          <text:p/>
        </draw:line>
        <draw:line draw:style-name="gr2" draw:text-style-name="P1" draw:layer="layout" svg:x1="3.913cm" svg:y1="2.818cm" svg:x2="3.913cm" svg:y2="6.411cm">
          <text:p/>
        </draw:line>
        <draw:line draw:style-name="gr2" draw:text-style-name="P1" draw:layer="layout" svg:x1="2.621cm" svg:y1="4.073cm" svg:x2="2.621cm" svg:y2="6.375cm">
          <text:p/>
        </draw:line>
        <draw:line draw:style-name="gr3" draw:text-style-name="P1" draw:layer="layout" svg:x1="5.181cm" svg:y1="2.498cm" svg:x2="5.181cm" svg:y2="6.362cm">
          <text:p/>
        </draw:line>
        <draw:line draw:style-name="gr4" draw:text-style-name="P1" draw:layer="layout" svg:x1="2.153cm" svg:y1="4.515cm" svg:x2="3.901cm" svg:y2="2.818cm">
          <text:p/>
        </draw:line>
        <draw:line draw:style-name="gr5" draw:text-style-name="P1" draw:layer="layout" svg:x1="3.913cm" svg:y1="2.806cm" svg:x2="5.591cm" svg:y2="2.387cm">
          <text:p/>
        </draw:line>
        <draw:path draw:style-name="gr6" draw:text-style-name="P1" draw:layer="layout" svg:width="2.69cm" svg:height="1.581cm" draw:transform="rotate (1.06046205351175) translate (2.609cm 4.085cm)" svg:viewBox="0 0 2691 1582" svg:d="M0 0c479 0 765 107 765 107l420 147 382 152c0 0 367 203 322 172s292 245 292 245l179 169 176 239c0 0 97 172 91 161s44 130 44 130l20 60">
          <text:p/>
        </draw:path>
        <draw:line draw:style-name="gr7" draw:text-style-name="P1" draw:layer="layout" svg:x1="2.621cm" svg:y1="4.074cm" svg:x2="5.168cm" svg:y2="2.474cm">
          <text:p/>
        </draw:line>
        <draw:line draw:style-name="gr8" draw:text-style-name="P1" draw:layer="layout" svg:x1="5.283cm" svg:y1="1.907cm" svg:x2="2.338cm" svg:y2="3.8cm">
          <text:p/>
        </draw:line>
        <draw:frame draw:style-name="gr9" draw:text-style-name="P2" draw:layer="layout" svg:width="0.896cm" svg:height="0.389cm" svg:x="2.15cm" svg:y="6.3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2" draw:layer="layout" svg:width="0.84cm" svg:height="0.389cm" svg:x="4.808cm" svg:y="6.3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2" draw:layer="layout" svg:width="0.399cm" svg:height="0.389cm" svg:x="3.713cm" svg:y="6.3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0" draw:text-style-name="P3" draw:layer="layout" svg:width="1.157cm" svg:height="0.493cm" svg:x="3.372cm" svg:y="3.67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268cm" svg:height="0.607cm" svg:x="3.065cm" svg:y="2.08cm">
          <draw:text-box>
            <text:p><text:span text:style-name="T1">exact</text:span></text:p>
          </draw:text-box>
        </draw:frame>
        <draw:frame draw:style-name="gr12" draw:text-style-name="P5" draw:layer="layout" svg:width="1.23cm" svg:height="0.419cm" svg:x="5.763cm" svg:y="2.142cm">
          <draw:image xlink:href="Pictures/10000000000000F400000053FAAE7BF266AA816E.png" xlink:type="simple" xlink:show="embed" xlink:actuate="onLoad" draw:mime-type="image/png">
            <text:p/>
          </draw:image>
          <svg:title>TexMaths</svg:title>
          <svg:desc>12§display§\color{green}\Delta_\text{f} f(x)§png§600§FALSE§</svg:desc>
        </draw:frame>
        <draw:frame draw:style-name="gr12" draw:text-style-name="P5" draw:layer="layout" svg:width="1.402cm" svg:height="0.419cm" svg:x="3.262cm" svg:y="3.701cm">
          <draw:image xlink:href="Pictures/100000000000011600000053C158F3A9BE5D5D2D.png" xlink:type="simple" xlink:show="embed" xlink:actuate="onLoad" draw:mime-type="image/png">
            <text:p/>
          </draw:image>
          <svg:title>TexMaths</svg:title>
          <svg:desc>12§display§\color{red}\Delta_\text{m} f(x)§png§600§FALSE§</svg:desc>
        </draw:frame>
        <draw:frame draw:style-name="gr12" draw:text-style-name="P5" draw:layer="layout" svg:width="1.31cm" svg:height="0.419cm" svg:x="1.709cm" svg:y="4.577cm">
          <draw:image xlink:href="Pictures/1000000000000104000000533D98ED8E55A5E59B.png" xlink:type="simple" xlink:show="embed" xlink:actuate="onLoad" draw:mime-type="image/png">
            <text:p/>
          </draw:image>
          <svg:title>TexMaths</svg:title>
          <svg:desc>12§display§\color{blue}\Delta_\text{b} f(x)§png§600§FALSE§</svg:desc>
        </draw:frame>
        <draw:frame draw:style-name="gr12" draw:text-style-name="P5" draw:layer="layout" svg:width="0.751cm" svg:height="0.419cm" draw:transform="rotate (1.5707963267949) translate (0.722cm 3.794cm)">
          <draw:image xlink:href="Pictures/100000000000009500000053A903DF8F7825AAAD.png" xlink:type="simple" xlink:show="embed" xlink:actuate="onLoad" draw:mime-type="image/png">
            <text:p/>
          </draw:image>
          <svg:title>TexMaths</svg:title>
          <svg:desc>12§display§f(x)§png§600§FALSE§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02T21:43:54</meta:creation-date>
    <dc:date>2023-07-11T08:55:16.461240445</dc:date>
    <meta:editing-duration>PT17M38S</meta:editing-duration>
    <meta:editing-cycles>6</meta:editing-cycles>
    <meta:generator>LibreOffice/7.5.4.2$Linux_X86_64 LibreOffice_project/50$Build-2</meta:generator>
    <meta:document-statistic meta:object-count="19"/>
    <meta:user-defined meta:name="TexMathsIgnorePreamble">FALSE</meta:user-defined>
    <meta:user-defined meta:name="TexMathsPreamble">\usepackage{amsmath}§\usepackage{amssymb}§\usepackage[usenames]{color}§\usepackage{physics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

<file path=Object 1/content.xml><?xml version="1.0" encoding="utf-8"?>
<math xmlns="http://www.w3.org/1998/Math/MathML">
  <semantics>
    <mrow>
      <mstyle mathsize="10pt">
        <mrow>
          <mrow>
            <mrow>
              <mi>x</mi>
              <mo stretchy="false">−</mo>
              <mi>h</mi>
            </mrow>
          </mrow>
        </mrow>
      </mstyle>
    </mrow>
    <annotation encoding="StarMath 5.0">size 10 {x-h}</annotation>
  </semantics>
</math>
</file>

<file path=Object 2/content.xml><?xml version="1.0" encoding="utf-8"?>
<math xmlns="http://www.w3.org/1998/Math/MathML">
  <semantics>
    <mrow>
      <mstyle mathsize="10pt">
        <mrow>
          <mrow>
            <mrow>
              <mi>x</mi>
              <mo stretchy="false">+</mo>
              <mi>h</mi>
            </mrow>
          </mrow>
        </mrow>
      </mstyle>
    </mrow>
    <annotation encoding="StarMath 5.0">size 10 {x+h}</annotation>
  </semantics>
</math>
</file>

<file path=Object 3/content.xml><?xml version="1.0" encoding="utf-8"?>
<math xmlns="http://www.w3.org/1998/Math/MathML">
  <semantics>
    <mrow>
      <mstyle mathsize="10pt">
        <mrow>
          <mrow>
            <mi>x</mi>
          </mrow>
        </mrow>
      </mstyle>
    </mrow>
    <annotation encoding="StarMath 5.0">size 10 {x}</annotation>
  </semantics>
</math>
</file>